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6.999cm" svg:height="2.999cm" svg:x="2cm" svg:y="13.35cm">
          <draw:object xlink:href="file:///etc/fstab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5T13:47:41.537000000</meta:creation-date>
    <dc:date>2024-02-15T13:48:03.834000000</dc:date>
    <meta:editing-duration>PT22S</meta:editing-duration>
    <meta:editing-cycles>1</meta:editing-cycles>
    <meta:document-statistic meta:object-count="1"/>
    <meta:generator>LibreOffice/24.2.0.3$Windows_X86_64 LibreOffice_project/da48488a73ddd66ea24cf16bbc4f7b9c08e9bea1</meta:generator>
  </office:meta>
</office:document-meta>
</file>